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4" style:family="paragraph" style:parent-style-name="Standard">
      <style:text-properties style:font-name="Tahoma" fo:font-size="10pt" fo:language="ru" fo:country="RU" officeooo:rsid="00058e04" officeooo:paragraph-rsid="00058e04" style:font-size-asian="10pt" style:font-size-complex="10pt"/>
    </style:style>
    <style:style style:name="P5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6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reak-before="page"/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ahoma" fo:font-size="10pt" fo:language="ru" fo:country="RU" officeooo:rsid="00058e04" officeooo:paragraph-rsid="00058e04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58e04"/>
    </style:style>
    <style:style style:name="T4" style:family="text">
      <style:text-properties fo:language="en" fo:country="US" officeooo:rsid="0006f1f2"/>
    </style:style>
    <style:style style:name="T5" style:family="text">
      <style:text-properties fo:language="en" fo:country="US" officeooo:rsid="000871f4"/>
    </style:style>
    <style:style style:name="T6" style:family="text">
      <style:text-properties officeooo:rsid="00058e04"/>
    </style:style>
    <style:style style:name="T7" style:family="text">
      <style:text-properties officeooo:rsid="0006f1f2"/>
    </style:style>
    <style:style style:name="T8" style:family="text">
      <style:text-properties officeooo:rsid="000871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<text:span text:style-name="T3">6</text:span>.</text:p>
      <text:p text:style-name="P2">Последние изменения — 201<text:span text:style-name="T3">9</text:span>.</text:p>
      <text:p text:style-name="P9">Оглавление</text:p>
      <text:p text:style-name="P6"/>
      <text:p text:style-name="P2">Часть 1</text:p>
      <text:p text:style-name="P3"><text:tab/><text:span text:style-name="T7">Предисловие<text:tab/></text:span><text:tab/><text:tab/><text:tab/><text:tab/><text:tab/>1</text:p>
      <text:p text:style-name="P4"/>
      <text:p text:style-name="P4">Часть 2</text:p>
      <text:p text:style-name="P4"><text:tab/><text:span text:style-name="T7">О стандарте</text:span><text:span text:style-name="T2"><text:tab/><text:tab/><text:tab/><text:tab/><text:tab/><text:tab/>2</text:span></text:p>
      <text:p text:style-name="P4"><text:span text:style-name="T2"><text:tab/></text:span><text:span text:style-name="T7">О строгом режиме<text:tab/></text:span><text:tab/><text:tab/><text:tab/><text:tab/>2</text:p>
      <text:p text:style-name="P4"><text:tab/><text:span text:style-name="T7">Объявление переменных<text:tab/></text:span><text:tab/><text:tab/><text:tab/>2</text:p>
      <text:p text:style-name="P4"><text:tab/><text:span text:style-name="T7">Строки и регулярные выражения</text:span><text:tab/><text:tab/><text:tab/>3</text:p>
      <text:p text:style-name="P4"><text:tab/><text:span text:style-name="T7">Функции</text:span><text:tab/><text:tab/><text:tab/><text:tab/><text:tab/><text:tab/><text:span text:style-name="T7">3</text:span></text:p>
      <text:p text:style-name="P4"><text:tab/><text:span text:style-name="T7">Объекты</text:span><text:tab/><text:tab/><text:tab/><text:tab/><text:tab/><text:tab/>6</text:p>
      <text:p text:style-name="P4"><text:tab/><text:span text:style-name="T7">Т</text:span>ип данных <text:span text:style-name="T4">Symbol</text:span><text:tab/><text:tab/><text:tab/><text:tab/><text:tab/><text:span text:style-name="T4">13</text:span></text:p>
      <text:p text:style-name="P4"><text:tab/><text:span text:style-name="T7">Наборы и отображения</text:span><text:tab/><text:tab/><text:tab/><text:tab/><text:span text:style-name="T7">15</text:span></text:p>
      <text:p text:style-name="P4"><text:tab/><text:span text:style-name="T7">Итераторы, генераторы</text:span><text:tab/><text:tab/><text:tab/><text:tab/><text:span text:style-name="T7">20</text:span></text:p>
      <text:p text:style-name="P4"><text:tab/><text:span text:style-name="T7">Классы<text:tab/></text:span><text:tab/><text:tab/><text:tab/><text:tab/><text:tab/><text:tab/><text:span text:style-name="T7">25</text:span></text:p>
      <text:p text:style-name="P4"><text:tab/><text:span text:style-name="T7">Массивы<text:tab/><text:tab/><text:tab/><text:tab/><text:tab/><text:tab/>27</text:span></text:p>
      <text:p text:style-name="P4"><text:tab/><text:span text:style-name="T8">Объекты </text:span><text:span text:style-name="T5">Promise<text:tab/><text:tab/><text:tab/><text:tab/><text:tab/>36</text:span></text:p>
      <text:p text:style-name="P4"><text:span text:style-name="T5"><text:tab/></text:span><text:span text:style-name="T8">Прокси- объекты<text:tab/><text:tab/><text:tab/><text:tab/><text:tab/>41</text:span></text:p>
      <text:p text:style-name="P10">Библиография</text:p>
      <text:p text:style-name="P7"/>
      <text:p text:style-name="P3">Не приводится.</text:p>
      <text:p text:style-name="P3"/>
      <text:p text:style-name="P11">Java<text:span text:style-name="T6">Script</text:span></text:p>
      <text:p text:style-name="P8"/>
      <text:p text:style-name="P5"><text:span text:style-name="T1">Том </text:span>I<text:span text:style-name="T8">I</text:span>. <text:span text:style-name="T1">Последние изменения — 201</text:span><text:span text:style-name="T6">9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3-09T02:59:04.919000000</dc:date>
    <meta:editing-duration>PT41M33S</meta:editing-duration>
    <meta:editing-cycles>6</meta:editing-cycles>
    <meta:document-statistic meta:table-count="0" meta:image-count="0" meta:object-count="0" meta:page-count="4" meta:paragraph-count="26" meta:word-count="84" meta:character-count="602" meta:non-whitespace-character-count="470"/>
  </office:meta>
</office:document-meta>
</file>